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EE00000032F2D059F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imari" svg:font-family="Caim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3cm" fo:min-width="9.2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vertical-align="middle" draw:auto-grow-height="false" fo:min-height="3.10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color="#8d281e" loext:opacity="100%" style:font-name="Caimari" fo:font-size="105.599998474121pt" style:font-size-asian="105.599998474121pt" style:font-size-complex="105.599998474121pt"/>
    </style:style>
    <style:style style:name="T2" style:family="text">
      <style:text-properties fo:color="#000000" loext:opacity="100%" style:font-name="Caimari"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5cm" svg:height="3.25cm" svg:x="5.7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3cm" svg:height="7cm" svg:x="0cm" svg:y="0cm">
          <draw:image xlink:href="Pictures/10000001000002EE00000032F2D059FC.png" xlink:type="simple" xlink:show="embed" xlink:actuate="onLoad" draw:mime-type="image/png">
            <text:p/>
          </draw:image>
        </draw:frame>
        <draw:frame draw:style-name="gr3" draw:text-style-name="P1" draw:layer="layout" svg:width="43cm" svg:height="7cm" svg:x="0cm" svg:y="0cm">
          <draw:text-box>
            <text:p text:style-name="P2"><text:span text:style-name="T1">T</text:span><text:span text:style-name="T2">eclat d’</text:span><text:span text:style-name="T1">A</text:span><text:span text:style-name="T2">l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imari" svg:font-family="Caim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3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4T22:14:45.176342000</meta:creation-date>
    <dc:date>2025-05-04T16:32:51.543112000</dc:date>
    <meta:editing-duration>PT14M50S</meta:editing-duration>
    <meta:editing-cycles>9</meta:editing-cycles>
    <meta:generator>LibreOffice/25.2.1.2$MacOSX_AARCH64 LibreOffice_project/d3abf4aee5fd705e4a92bba33a32f40bc4e56f49</meta:generator>
    <meta:document-statistic meta:object-count="3"/>
  </office:meta>
</office:document-meta>
</file>